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10ca" officeooo:paragraph-rsid="001e10ca"/>
    </style:style>
    <style:style style:name="P2" style:family="paragraph" style:parent-style-name="Standard">
      <style:text-properties officeooo:rsid="001e5729" officeooo:paragraph-rsid="001e5729"/>
    </style:style>
    <style:style style:name="P3" style:family="paragraph" style:parent-style-name="Standard" style:list-style-name="L2">
      <style:text-properties officeooo:rsid="001e5729" officeooo:paragraph-rsid="001e572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mailto:Yann.bengheaud@univ-lyon3.fr">Yann.bengheaud@univ-lyon3.fr</text:a></text:p>
      <text:p text:style-name="P1"/>
      <text:p text:style-name="P2">pas protégé par le droit d'auteur :</text:p>
      <text:list xml:id="list7811291283091888296" text:style-name="L2">
        <text:list-item>
          <text:p text:style-name="P3">idées</text:p>
        </text:list-item>
        <text:list-item>
          <text:p text:style-name="P3">concepts</text:p>
        </text:list-item>
        <text:list-item>
          <text:p text:style-name="P3">méthod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0:04:47.807912452</meta:creation-date>
    <meta:generator>LibreOffice/4.2.6.3$Linux_x86 LibreOffice_project/420m0$Build-3</meta:generator>
    <dc:date>2014-10-07T11:50:59.566721602</dc:date>
    <meta:editing-duration>PT1H43M43S</meta:editing-duration>
    <meta:editing-cycles>2</meta:editing-cycles>
    <meta:document-statistic meta:table-count="0" meta:image-count="0" meta:object-count="0" meta:page-count="1" meta:paragraph-count="5" meta:word-count="14" meta:character-count="87" meta:non-whitespace-character-count="81"/>
  </office:meta>
</office:document-meta>
</file>